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162B3EDCB6DE42035CC.png" manifest:media-type="image/png"/>
  <manifest:file-entry manifest:full-path="Pictures/100000000000038E000002A57CB4A0D38E4B5CB0.png" manifest:media-type="image/png"/>
  <manifest:file-entry manifest:full-path="Pictures/1000000000000389000002ACA29E3157235DFE56.png" manifest:media-type="image/png"/>
  <manifest:file-entry manifest:full-path="Pictures/10000000000002370000020C177C0D1086FB5856.png" manifest:media-type="image/png"/>
  <manifest:file-entry manifest:full-path="Pictures/100000000000033F000001A5204E72247F002F4D.png" manifest:media-type="image/png"/>
  <manifest:file-entry manifest:full-path="Pictures/100000000000037B0000024E11A683B0F7D18AC2.png" manifest:media-type="image/png"/>
  <manifest:file-entry manifest:full-path="Pictures/100002010000024C000001445AF15FCED42A2A1A.png" manifest:media-type="image/png"/>
  <manifest:file-entry manifest:full-path="Pictures/1000020100000278000000CDC919C1C00142F782.png" manifest:media-type="image/png"/>
  <manifest:file-entry manifest:full-path="Pictures/100002010000021F0000013D5DC0B852FC223352.png" manifest:media-type="image/png"/>
  <manifest:file-entry manifest:full-path="Pictures/100000000000037400000227BDE85707E20775C1.png" manifest:media-type="image/png"/>
  <manifest:file-entry manifest:full-path="Pictures/100000000000027F0000025DA9FD7DA4A3FA7230.png" manifest:media-type="image/png"/>
  <manifest:file-entry manifest:full-path="Pictures/100002010000024F000001402B528FFDF0F4DE4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2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Corbel1" svg:font-family="Corbel" style:font-pitch="variable"/>
    <style:font-face style:name="LM Sans 121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783cm" fo:min-width="10.26cm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3.556cm"/>
      <style:paragraph-properties style:writing-mode="lr-tb"/>
    </style:style>
    <style:style style:name="gr15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3.656cm" fo:min-width="3.683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none" draw:fill="none" fo:min-height="0.7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52cm"/>
      <style:paragraph-properties style:writing-mode="lr-tb"/>
    </style:style>
    <style:style style:name="pr7" style:family="presentation" style:parent-style-name="Default-title">
      <style:graphic-properties fo:min-height="2.186cm"/>
      <style:paragraph-properties style:writing-mode="lr-tb"/>
    </style:style>
    <style:style style:name="pr8" style:family="presentation" style:parent-style-name="Default-title">
      <style:graphic-properties fo:min-height="4.371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261cm"/>
      <style:paragraph-properties style:writing-mode="lr-tb"/>
    </style:style>
    <style:style style:name="pr12" style:family="presentation" style:parent-style-name="Default-title">
      <style:graphic-properties fo:min-height="2.516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21409a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style:font-name="Ubuntu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b2b2b2" draw:opacity="50%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background-color="#b2b2b2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666666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1" fo:font-style="italic" style:font-style-asian="italic" style:font-style-complex="italic"/>
    </style:style>
    <style:style style:name="T10" style:family="text">
      <style:text-properties style:text-position="-33% 58%" style:font-name="DejaVu Serif1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erif1" fo:font-style="italic" style:font-style-asian="italic" style:font-style-complex="italic"/>
    </style:style>
    <style:style style:name="T15" style:family="text">
      <style:text-properties style:font-name="DejaVu Serif" style:font-name-asian="DejaVu Serif" style:font-name-complex="DejaVu Serif"/>
    </style:style>
    <style:style style:name="T16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7" style:family="text">
      <style:text-properties fo:color="#21409a" fo:font-weight="bold" style:font-weight-asian="bold" style:font-weight-complex="bold"/>
    </style:style>
    <style:style style:name="T18" style:family="text">
      <style:text-properties style:font-name="DejaVu Serif1" fo:font-weight="normal" style:font-weight-asian="normal" style:font-weight-complex="normal"/>
    </style:style>
    <style:style style:name="T19" style:family="text">
      <style:text-properties fo:color="#666666"/>
    </style:style>
    <style:style style:name="T20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666666" fo:font-weight="bold" style:font-weight-asian="bold" style:font-weight-complex="bold"/>
    </style:style>
    <style:style style:name="T22" style:family="text">
      <style:text-properties fo:color="#666666" style:font-name="Consolas"/>
    </style:style>
    <style:style style:name="T23" style:family="text">
      <style:text-properties fo:color="#ce181e" style:font-name="Consolas" fo:font-weight="bold" style:font-weight-asian="bold" style:font-weight-complex="bold"/>
    </style:style>
    <style:style style:name="T24" style:family="text">
      <style:text-properties fo:color="#000000" style:font-name="Consolas" fo:background-color="#b2b2b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use-window-font-color="true" fo:background-color="#b2b2b2"/>
    </style:style>
    <style:style style:name="T27" style:family="text">
      <style:text-properties fo:background-color="#b2b2b2"/>
    </style:style>
    <style:style style:name="T28" style:family="text">
      <style:text-properties fo:font-weight="bold" fo:background-color="#b2b2b2" style:font-weight-asian="bold" style:font-weight-complex="bold"/>
    </style:style>
    <style:style style:name="T29" style:family="text">
      <style:text-properties fo:color="#666666" fo:font-size="18pt"/>
    </style:style>
    <style:style style:name="T30" style:family="text">
      <style:text-properties fo:color="#666666" style:font-name="Consolas" fo:font-size="18pt" fo:font-weight="normal" style:font-weight-asian="normal" style:font-weight-complex="normal"/>
    </style:style>
    <style:style style:name="T31" style:family="text">
      <style:text-properties fo:color="#ce181e" style:font-name="Consolas" fo:font-size="18pt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66b3"/>
    </style:style>
    <style:style style:name="T34" style:family="text">
      <style:text-properties fo:color="#ce181e"/>
    </style:style>
    <style:style style:name="T35" style:family="text">
      <style:text-properties fo:color="#666666" fo:font-size="15pt" style:font-size-asian="15pt" style:font-size-complex="15pt"/>
    </style:style>
    <style:style style:name="T36" style:family="text">
      <style:text-properties fo:color="#666666" style:text-position="super 58%" fo:font-size="15pt" style:font-size-asian="15pt" style:font-size-complex="15pt"/>
    </style:style>
    <style:style style:name="T37" style:family="text">
      <style:text-properties fo:font-size="40pt" fo:font-weight="bold" style:font-size-asian="40pt" style:font-weight-asian="bold" style:font-size-complex="40pt" style:font-weight-complex="bold"/>
    </style:style>
    <style:style style:name="T38" style:family="text">
      <style:text-properties fo:font-size="18pt" fo:font-style="italic" style:font-style-asian="italic" style:font-style-complex="italic"/>
    </style:style>
    <style:style style:name="T39" style:family="text">
      <style:text-properties fo:font-size="18pt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ecommender Systems:</text:span></text:p>
            <text:p text:style-name="P1"><text:span text:style-name="T2"><text:tab/></text:span><text:span text:style-name="T3">Latent-Factors Based</text:span></text:p>
            <text:p text:style-name="P1"><text:span text:style-name="T1"/></text:p>
            <text:p text:style-name="P1"><text:span text:style-name="T4">Mining Massive Dataset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7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8">latent</text:span> factors</text:p>
              </text:list-item>
              <text:list-item>
                <text:p>These latent factors become <text:span text:style-name="T8">hidden</text:span> variables that encode the correlations in the data matrix in a concise way and can be used to make <text:span text:style-name="T8">predictions</text:span></text:p>
              </text:list-item>
              <text:list-item>
                <text:p>Estimation of the k-dimensional dominant latent factors is often possible even from <text:span text:style-name="T8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9">n</text:span> users:</text:p>
              </text:list-item>
              <text:list-item>
                <text:p><text:span text:style-name="T9">d</text:span> items:</text:p>
              </text:list-item>
              <text:list-item>
                <text:p>Approximate rating <text:span text:style-name="T9">r</text:span><text:span text:style-name="T10">ij</text:span><text:span text:style-name="T11"> by</text:span></text:p>
                <text:p><text:span text:style-name="T11"/></text:p>
              </text:list-item>
              <text:list-item>
                <text:p><text:span text:style-name="T12">Approximate rating matrix </text:span><text:span text:style-name="T13">D = [</text:span><text:span text:style-name="T14">r</text:span><text:span text:style-name="T10">ij</text:span><text:span text:style-name="T14">]</text:span><text:span text:style-name="T10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10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1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1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1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1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10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1" draw:layer="layout" svg:width="0.875cm" svg:height="0.042cm" svg:x="7.156cm" svg:y="5.242cm" svg:viewBox="0 0 876 43" draw:points="439,43 0,43 0,0 876,0 876,43">
            <text:p/>
          </draw:polygon>
          <draw:path draw:style-name="gr6" draw:text-style-name="P11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10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1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1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1" draw:layer="layout" svg:width="1cm" svg:height="0.042cm" svg:x="9.777cm" svg:y="8.706cm" svg:viewBox="0 0 1001 43" draw:points="502,43 0,43 0,0 1001,0 1001,43">
            <text:p/>
          </draw:polygon>
          <draw:path draw:style-name="gr6" draw:text-style-name="P11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1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1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1cm" svg:height="0.042cm" svg:x="13.838cm" svg:y="8.706cm" svg:viewBox="0 0 1001 43" draw:points="502,43 0,43 0,0 1001,0 1001,43">
            <text:p/>
          </draw:polygon>
          <draw:path draw:style-name="gr6" draw:text-style-name="P11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1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1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1cm" svg:height="0.042cm" svg:x="19.084cm" svg:y="8.706cm" svg:viewBox="0 0 1001 43" draw:points="502,43 0,43 0,0 1001,0 1001,43">
            <text:p/>
          </draw:polygon>
          <draw:path draw:style-name="gr6" draw:text-style-name="P11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10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1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1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1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1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1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1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1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1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10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1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1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1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1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1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1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10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1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1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1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1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1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1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1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0.007cm" presentation:class="title" presentation:user-transformed="true">
          <draw:text-box>
            <text:p>Matrix factorization</text:p>
          </draw:text-box>
        </draw:frame>
        <draw:frame presentation:style-name="pr4" draw:text-style-name="P7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Factorizing D into U and V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5"><text:line-break/></text:span><text:span text:style-name="T16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1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10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1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1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1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10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1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1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1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10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1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1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1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1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1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1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1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1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1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1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1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1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1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4.371cm" svg:x="1.4cm" svg:y="-0.285cm" presentation:class="title" presentation:user-transformed="true">
          <draw:text-box>
            <text:p><text:span text:style-name="T17">Non-negative, regularized</text:span><text:span text:style-name="T17"><text:line-break/></text:span><text:span text:style-name="T17">matrix factorization</text:span></text:p>
          </draw:text-box>
        </draw:frame>
        <draw:frame presentation:style-name="pr4" draw:text-style-name="P7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5"><text:line-break/></text:span><text:span text:style-name="T16">Ω</text:span> is the set of observed cells in the matrix</text:p>
                    <text:p><text:span text:style-name="T18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1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10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1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1.969cm" svg:y="8.202cm" svg:viewBox="0 0 1001 43" draw:points="502,43 0,43 0,0 1001,0 1001,43">
            <text:p/>
          </draw:polygon>
          <draw:path draw:style-name="gr6" draw:text-style-name="P11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1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1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Example: grocery shopping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8" draw:text-style-name="P14" draw:layer="layout" svg:width="15.636cm" svg:height="8.466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presentation:style-name="pr4" draw:text-style-name="P15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20">This purchase history indicates the number of time each person has purchased an item</text:span></text:p>
              </text:list-item>
              <text:list-item>
                <text:p><text:span text:style-name="T20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In Python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8" draw:text-style-name="P14" draw:layer="layout" svg:width="8.051cm" svg:height="4.359cm" svg:x="0.425cm" svg:y="3.295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9" draw:text-style-name="P16" draw:layer="layout" svg:width="16.726cm" svg:height="11.991cm" svg:x="10.489cm" svg:y="2.518cm">
          <draw:text-box>
            <text:p text:style-name="P3"><text:span text:style-name="T21">Python code</text:span></text:p>
            <text:p text:style-name="P3"><text:span text:style-name="T21"/></text:p>
            <text:p><text:span text:style-name="T22">V = np.array(</text:span></text:p>
            <text:p><text:span text:style-name="T22"><text:s text:c="10"/></text:span><text:span text:style-name="T22">[[0,1,0,1,2,2],</text:span></text:p>
            <text:p><text:span text:style-name="T22"><text:s text:c="10"/></text:span><text:span text:style-name="T22">[2,3,1,1,2,2],</text:span></text:p>
            <text:p><text:span text:style-name="T22"><text:s text:c="10"/></text:span><text:span text:style-name="T22">[1,1,1,0,1,1],</text:span></text:p>
            <text:p><text:span text:style-name="T22"><text:s text:c="10"/></text:span><text:span text:style-name="T22">[0,2,3,4,1,1],</text:span></text:p>
            <text:p><text:span text:style-name="T22"><text:s text:c="10"/></text:span><text:span text:style-name="T22">[0,0,0,0,1,0]])</text:span></text:p>
            <text:p><text:span text:style-name="T22"/></text:p>
            <text:p><text:span text:style-name="T22">V = pd.DataFrame(V, columns=['John', 'Alice', 'Mary', 'Greg', 'Peter', 'Jennifer'])</text:span></text:p>
            <text:p><text:span text:style-name="T22"/></text:p>
            <text:p><text:span text:style-name="T22">V.index = ['Vegetables', 'Fruits', 'Sweets', 'Bread', 'Coffee']</text:span></text:p>
            <text:p><text:span text:style-name="T22"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Matrix factorization (V ≃ WH)</text:p>
          </draw:text-box>
        </draw:frame>
        <draw:frame draw:style-name="gr7" draw:text-style-name="P13" draw:layer="layout" svg:width="16.359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10" draw:text-style-name="P16" draw:layer="layout" svg:width="11.647cm" svg:height="14.202cm" svg:x="15.814cm" svg:y="2.518cm">
          <draw:text-box>
            <text:p text:style-name="P3"><text:span text:style-name="T21">Python code</text:span></text:p>
            <text:p text:style-name="P3"><text:span text:style-name="T21"/></text:p>
            <text:p><text:span text:style-name="T22">from sklearn.decomposition import NMF</text:span></text:p>
            <text:p><text:span text:style-name="T23">nmf = NMF(3)</text:span></text:p>
            <text:p><text:span text:style-name="T23">nmf.fit(V)</text:span></text:p>
            <text:p><text:span text:style-name="T22"/></text:p>
            <text:p><text:span text:style-name="T22">H = pd.DataFrame(np.round(nmf.components_,2), columns=V.columns)</text:span></text:p>
            <text:p><text:span text:style-name="T22">H.index = [</text:span><text:span text:style-name="T24">'Fruits pickers', 'Bread eaters', <text:s/>'Veggies'</text:span><text:span text:style-name="T22">]</text:span></text:p>
            <text:p><text:span text:style-name="T22"/></text:p>
            <text:p><text:span text:style-name="T22">W = pd.DataFrame(np.round(nmf.transform(V),2), columns=H.index)</text:span></text:p>
            <text:p><text:span text:style-name="T22">W.index = V.index</text:span></text:p>
          </draw:text-box>
        </draw:frame>
        <draw:frame draw:style-name="gr8" draw:text-style-name="P14" draw:layer="layout" svg:width="14.366cm" svg:height="8.386cm" svg:x="1.069cm" svg:y="4.879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1" draw:text-style-name="P17" draw:layer="layout" svg:width="13.859cm" svg:height="1.673cm" svg:x="1.801cm" svg:y="2.73cm">
          <draw:text-box>
            <text:p><text:span text:style-name="T25">Matrix W (items x factors)</text:span> with <text:span text:style-name="T26">possible names for each factor added for legibility</text:span></text:p>
          </draw:text-box>
        </draw:frame>
        <draw:custom-shape draw:style-name="gr12" draw:text-style-name="P18" draw:layer="layout" svg:width="10.76cm" svg:height="1.033cm" svg:x="4.536cm" svg:y="5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7" draw:text-style-name="P13" draw:layer="layout" svg:width="11.099cm" svg:height="1.12cm" svg:x="0.146cm" svg:y="14.552cm">
          <draw:text-box>
            <text:p text:style-name="P3"><text:span text:style-name="T19"><text:a xlink:href="https://web.archive.org/web/20190703092833/https://medium.com/logicai/non-negative-matrix-factorization-for-recommendation-systems-985ca8d5c16c" xlink:type="simple">This example</text:a></text:span><text:span text:style-name="T19"><text:s/>(2018) by Piotr Gabrys </text:span></text:p>
          </draw:text-box>
        </draw:frame>
        <draw:frame draw:style-name="gr13" draw:text-style-name="P17" draw:layer="layout" svg:width="8.878cm" svg:height="0.962cm" svg:x="16.675cm" svg:y="8.673cm">
          <draw:text-box>
            <text:p><text:span text:style-name="T25">Matrix H (factors x people)</text:span></text:p>
          </draw:text-box>
        </draw:frame>
        <draw:frame draw:style-name="gr8" draw:text-style-name="P14" draw:layer="layout" svg:width="16.721cm" svg:height="5.423cm" svg:x="10.979cm" svg:y="9.746cm">
          <draw:image xlink:href="Pictures/1000020100000278000000CDC919C1C00142F782.png" xlink:type="simple" xlink:show="embed" xlink:actuate="onLoad" loext:mime-type="image/png">
            <text:p/>
          </draw:image>
        </draw:frame>
        <draw:frame draw:style-name="gr8" draw:text-style-name="P14" draw:layer="layout" svg:width="14.366cm" svg:height="8.386cm" svg:x="0.408cm" svg:y="1.256cm">
          <draw:image xlink:href="Pictures/100002010000021F0000013D5DC0B852FC223352.png" xlink:type="simple" xlink:show="embed" xlink:actuate="onLoad" loext:mime-type="image/png">
            <text:p/>
          </draw:image>
        </draw:frame>
        <draw:frame draw:style-name="gr13" draw:text-style-name="P17" draw:layer="layout" svg:width="13.859cm" svg:height="0.962cm" svg:x="1.739cm" svg:y="0.289cm">
          <draw:text-box>
            <text:p><text:span text:style-name="T25">Matrix W (items x factors)</text:span></text:p>
          </draw:text-box>
        </draw:frame>
        <draw:frame draw:style-name="gr14" draw:text-style-name="P19" draw:layer="layout" svg:width="7.979cm" svg:height="3.806cm" svg:x="18.228cm" svg:y="2.354cm">
          <draw:text-box>
            <text:p><text:span text:style-name="T27">Possible names for each factor added for legibility: these names are </text:span><text:span text:style-name="T28">not needed for the method to work</text:span></text:p>
          </draw:text-box>
        </draw:frame>
        <draw:custom-shape draw:style-name="gr12" draw:text-style-name="P18" draw:layer="layout" svg:width="10.76cm" svg:height="1.033cm" svg:x="3.856cm" svg:y="1.3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183cm" svg:height="3.906cm" svg:x="11.264cm" svg:y="11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nstruction</text:p>
          </draw:text-box>
        </draw:frame>
        <draw:frame draw:style-name="gr7" draw:text-style-name="P20" draw:layer="layout" svg:width="27.73cm" svg:height="1.12cm" svg:x="0.146cm" svg:y="14.552cm">
          <draw:text-box>
            <text:p text:style-name="P3"><text:span text:style-name="T29"><text:a xlink:href="https://web.archive.org/web/20190703092833/https://medium.com/logicai/non-negative-matrix-factorization-for-recommendation-systems-985ca8d5c16c" xlink:type="simple">This example</text:a></text:span><text:span text:style-name="T29"><text:s/>(2018) by Piotr Gabrys </text:span></text:p>
          </draw:text-box>
        </draw:frame>
        <draw:frame draw:style-name="gr8" draw:text-style-name="P14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16" draw:text-style-name="P22" draw:layer="layout" svg:width="26.679cm" svg:height="2.462cm" svg:x="0.442cm" svg:y="12.323cm">
          <draw:text-box>
            <text:p text:style-name="P21"><text:span text:style-name="T30">reconstructed = pd.DataFrame(np.round(</text:span><text:span text:style-name="T31">np.dot(W,H)</text:span><text:span text:style-name="T30">,2), columns=V.columns)</text:span></text:p>
            <text:p text:style-name="P21"><text:span text:style-name="T30">reconstructed.index = V.index</text:span></text:p>
          </draw:text-box>
        </draw:frame>
        <draw:frame draw:style-name="gr8" draw:text-style-name="P14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3" draw:layer="layout" svg:width="10.268cm" svg:height="0.962cm" svg:x="3.182cm" svg:y="2.92cm">
          <draw:text-box>
            <text:p text:style-name="P3"><text:span text:style-name="T32">Original matrix (V)</text:span></text:p>
          </draw:text-box>
        </draw:frame>
        <draw:frame draw:style-name="gr13" draw:text-style-name="P23" draw:layer="layout" svg:width="10.182cm" svg:height="0.962cm" svg:x="17.545cm" svg:y="2.92cm">
          <draw:text-box>
            <text:p text:style-name="P3"><text:span text:style-name="T32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mmendation</text:p>
          </draw:text-box>
        </draw:frame>
        <draw:frame draw:style-name="gr7" draw:text-style-name="P20" draw:layer="layout" svg:width="27.73cm" svg:height="1.12cm" svg:x="0.146cm" svg:y="14.552cm">
          <draw:text-box>
            <text:p text:style-name="P3"><text:span text:style-name="T29"><text:a xlink:href="https://web.archive.org/web/20190703092833/https://medium.com/logicai/non-negative-matrix-factorization-for-recommendation-systems-985ca8d5c16c" xlink:type="simple">This example</text:a></text:span><text:span text:style-name="T29"><text:s/>(2018) by Piotr Gabrys </text:span></text:p>
          </draw:text-box>
        </draw:frame>
        <draw:frame draw:style-name="gr8" draw:text-style-name="P14" draw:layer="layout" svg:width="13.46cm" svg:height="7.288cm" svg:x="0.142cm" svg:y="3.838cm">
          <draw:image xlink:href="Pictures/100002010000024F000001402B528FFDF0F4DE44.png" xlink:type="simple" xlink:show="embed" xlink:actuate="onLoad" loext:mime-type="image/png">
            <text:p/>
          </draw:image>
        </draw:frame>
        <draw:frame draw:style-name="gr8" draw:text-style-name="P14" draw:layer="layout" svg:width="13.347cm" svg:height="7.354cm" svg:x="14.144cm" svg:y="3.718cm">
          <draw:image xlink:href="Pictures/100002010000024C000001445AF15FCED42A2A1A.png" xlink:type="simple" xlink:show="embed" xlink:actuate="onLoad" loext:mime-type="image/png">
            <text:p/>
          </draw:image>
        </draw:frame>
        <draw:frame draw:style-name="gr13" draw:text-style-name="P23" draw:layer="layout" svg:width="10.268cm" svg:height="0.962cm" svg:x="3.182cm" svg:y="2.92cm">
          <draw:text-box>
            <text:p text:style-name="P3"><text:span text:style-name="T32">Original matrix (V)</text:span></text:p>
          </draw:text-box>
        </draw:frame>
        <draw:frame draw:style-name="gr13" draw:text-style-name="P23" draw:layer="layout" svg:width="10.182cm" svg:height="0.962cm" svg:x="17.545cm" svg:y="2.92cm">
          <draw:text-box>
            <text:p text:style-name="P3"><text:span text:style-name="T32">Reconstructed matrix (W H)</text:span></text:p>
          </draw:text-box>
        </draw:frame>
        <draw:custom-shape draw:style-name="gr17" draw:text-style-name="P13" draw:layer="layout" svg:width="27.58cm" svg:height="2.142cm" svg:x="0.187cm" svg:y="11.654cm">
          <text:p text:style-name="P24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text-style-name="P7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text-style-name="P7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33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34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4" draw:layer="layout" svg:width="13.129cm" svg:height="12.431cm" svg:x="5.21cm" svg:y="2.332cm">
          <draw:image xlink:href="Pictures/100000000000027F0000025DA9FD7DA4A3FA7230.png" xlink:type="simple" xlink:show="embed" xlink:actuate="onLoad" loext:mime-type="image/png">
            <text:p/>
          </draw:image>
        </draw:frame>
        <draw:frame draw:style-name="gr18" draw:text-style-name="P25" draw:layer="layout" svg:width="25.435cm" svg:height="0.987cm" svg:x="1.377cm" svg:y="14.569cm">
          <draw:text-box>
            <text:p text:style-name="P3"><text:span text:style-name="T35">Mining of Massive Datasets 2</text:span><text:span text:style-name="T36">nd</text:span><text:span text:style-name="T35"> edition (2014) by Leskovec et al. (</text:span><text:span text:style-name="T35"><text:a xlink:href="http://infolab.stanford.edu/~ullman/mmds/ch9.pdf" xlink:type="simple">Chapter 9</text:a></text:span><text:span text:style-name="T35">) - slides </text:span><text:span text:style-name="T35"><text:a xlink:href="http://www.mmds.org/mmds/v2.1/ch09-recsys1.pdf" xlink:type="simple">A</text:a></text:span><text:span text:style-name="T35">, </text:span><text:span text:style-name="T3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4" draw:layer="layout" svg:width="17.637cm" svg:height="11.679cm" svg:x="5.626cm" svg:y="2.331cm">
          <draw:image xlink:href="Pictures/100000000000037B0000024E11A683B0F7D18AC2.png" xlink:type="simple" xlink:show="embed" xlink:actuate="onLoad" loext:mime-type="image/png">
            <text:p/>
          </draw:image>
        </draw:frame>
        <draw:frame draw:style-name="gr18" draw:text-style-name="P25" draw:layer="layout" svg:width="25.435cm" svg:height="0.987cm" svg:x="1.378cm" svg:y="14.57cm">
          <draw:text-box>
            <text:p text:style-name="P3"><text:span text:style-name="T35">Mining of Massive Datasets 2</text:span><text:span text:style-name="T36">nd</text:span><text:span text:style-name="T35"> edition (2014) by Leskovec et al. (</text:span><text:span text:style-name="T35"><text:a xlink:href="http://infolab.stanford.edu/~ullman/mmds/ch9.pdf" xlink:type="simple">Chapter 9</text:a></text:span><text:span text:style-name="T35">) - slides </text:span><text:span text:style-name="T35"><text:a xlink:href="http://www.mmds.org/mmds/v2.1/ch09-recsys1.pdf" xlink:type="simple">A</text:a></text:span><text:span text:style-name="T35">, </text:span><text:span text:style-name="T3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10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1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1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1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1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1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1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1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1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1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1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1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1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3" draw:text-style-name="P7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text-style-name="P7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5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4" draw:layer="layout" svg:width="11.611cm" svg:height="10.73cm" svg:x="15.487cm" svg:y="3.822cm">
          <draw:image xlink:href="Pictures/10000000000002370000020C177C0D1086FB585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8" draw:text-style-name="P14" draw:layer="layout" svg:width="20.837cm" svg:height="15.749cm" svg:x="5.953cm" svg:y="0.063cm">
          <draw:image xlink:href="Pictures/1000000000000389000002ACA29E3157235DFE56.png" xlink:type="simple" xlink:show="embed" xlink:actuate="onLoad" loext:mime-type="image/png">
            <text:p/>
          </draw:image>
        </draw:frame>
        <draw:frame draw:style-name="gr19" draw:text-style-name="P17" draw:layer="layout" svg:width="5.601cm" svg:height="8.378cm" svg:x="0.083cm" svg:y="0.868cm">
          <draw:text-box>
            <text:p><text:span text:style-name="T37">Latent factor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4" draw:layer="layout" svg:width="19.484cm" svg:height="12.143cm" svg:x="3.82cm" svg:y="3.079cm">
          <draw:image xlink:href="Pictures/100000000000037400000227BDE85707E20775C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8" draw:text-style-name="P14" draw:layer="layout" svg:width="21.169cm" svg:height="15.749cm" svg:x="3.624cm" svg:y="-0.035cm">
          <draw:image xlink:href="Pictures/100000000000038E000002A57CB4A0D38E4B5CB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8" draw:text-style-name="P14" draw:layer="layout" svg:width="14.21cm" svg:height="7.419cm" svg:x="0.391cm" svg:y="0.252cm">
          <draw:image xlink:href="Pictures/10000000000002A600000162B3EDCB6DE42035CC.png" xlink:type="simple" xlink:show="embed" xlink:actuate="onLoad" loext:mime-type="image/png">
            <text:p/>
          </draw:image>
        </draw:frame>
        <draw:frame draw:style-name="gr8" draw:text-style-name="P14" draw:layer="layout" svg:width="16.215cm" svg:height="8.214cm" svg:x="10.651cm" svg:y="6.909cm">
          <draw:image xlink:href="Pictures/100000000000033F000001A5204E72247F002F4D.png" xlink:type="simple" xlink:show="embed" xlink:actuate="onLoad" loext:mime-type="image/png">
            <text:p/>
          </draw:image>
        </draw:frame>
        <draw:frame draw:style-name="gr20" draw:text-style-name="P26" draw:layer="layout" svg:width="11.741cm" svg:height="5.939cm" svg:x="15.337cm" svg:y="0.613cm">
          <draw:text-box>
            <text:p><text:span text:style-name="T38">26 July 2009.- </text:span><text:span text:style-name="T39">Bellkor team submits</text:span><text:span text:style-name="T39"><text:line-break/></text:span><text:span text:style-name="T39">40 minutes before the deadline,</text:span><text:span text:style-name="T39"><text:line-break/></text:span><text:span text:style-name="T39">“The Ensemble” team made of</text:span><text:span text:style-name="T39"><text:line-break/></text:span><text:span text:style-name="T39">a mix of other teams submitted</text:span><text:span text:style-name="T39"><text:line-break/></text:span><text:span text:style-name="T39">20 minutes before the deadline.</text:span></text:p>
            <text:p><text:span text:style-name="T39"/></text:p>
            <text:p><text:span text:style-name="T40">Bellkor team wins one million dolla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13" draw:text-style-name="P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<text:span text:style-name="T41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42">Mining of Massive Datasets 2</text:span><text:span text:style-name="T43">nd</text:span><text:span text:style-name="T42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2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Corbel1" svg:font-family="Corbel" style:font-pitch="variable"/>
    <style:font-face style:name="LM Sans 121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1:27.900733341</dc:date>
    <meta:editing-duration>PT15H39M42S</meta:editing-duration>
    <meta:editing-cycles>117</meta:editing-cycles>
    <meta:generator>LibreOffice/6.4.7.2$Linux_X86_64 LibreOffice_project/40$Build-2</meta:generator>
    <meta:document-statistic meta:object-count="425"/>
  </office:meta>
</office:document-meta>
</file>

<file path=Object 1/content.xml><?xml version="1.0" encoding="utf-8"?>
<math xmlns="http://www.w3.org/1998/Math/MathML" display="block"/>
</file>